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 Main" svg:font-family="'MathJax Main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6c835" officeooo:paragraph-rsid="0006c835"/>
    </style:style>
    <style:style style:name="P2" style:family="paragraph" style:parent-style-name="Text_20_body">
      <style:text-properties fo:font-size="28pt" officeooo:rsid="0006c835" officeooo:paragraph-rsid="0006c835" style:font-size-asian="24.5pt" style:font-size-complex="28pt"/>
    </style:style>
    <style:style style:name="P3" style:family="paragraph" style:parent-style-name="Text_20_body" style:list-style-name="L1">
      <style:paragraph-properties fo:margin-top="0.0398in" fo:margin-bottom="0.1366in" style:contextual-spacing="false" fo:line-height="200%"/>
      <style:text-properties fo:font-size="28pt" officeooo:rsid="0006c835" officeooo:paragraph-rsid="0006c835" style:font-size-asian="24.5pt" style:font-size-complex="28pt"/>
    </style:style>
    <style:style style:name="P4" style:family="paragraph" style:parent-style-name="Title">
      <style:paragraph-properties fo:break-before="page"/>
      <style:text-properties officeooo:rsid="0006c835" officeooo:paragraph-rsid="0006c835"/>
    </style:style>
    <style:style style:name="P5" style:family="paragraph" style:parent-style-name="Text_20_body">
      <style:text-properties officeooo:rsid="0006c835" officeooo:paragraph-rsid="0006c835"/>
    </style:style>
    <style:style style:name="P6" style:family="paragraph" style:parent-style-name="Text_20_body">
      <style:text-properties fo:font-size="28pt" officeooo:rsid="0006c835" officeooo:paragraph-rsid="0006c835" style:font-size-asian="28pt" style:font-size-complex="28pt"/>
    </style:style>
    <style:style style:name="P7" style:family="paragraph" style:parent-style-name="Text_20_body" style:list-style-name="L2">
      <style:paragraph-properties fo:line-height="300%"/>
      <style:text-properties fo:font-size="24pt" officeooo:rsid="0006c835" officeooo:paragraph-rsid="0006c835" style:font-size-asian="24pt" style:font-size-complex="24pt"/>
    </style:style>
    <style:style style:name="P8" style:family="paragraph" style:parent-style-name="Text_20_body" style:list-style-name="L3">
      <style:paragraph-properties fo:margin-top="0in" fo:margin-bottom="1.3299in" style:contextual-spacing="false"/>
      <style:text-properties fo:font-size="24pt" officeooo:rsid="0006c835" officeooo:paragraph-rsid="0006c835" style:font-size-asian="24pt" style:font-size-complex="24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38in" fo:text-indent="-0.25in" fo:margin-left="0.663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38in" fo:text-indent="-0.25in" fo:margin-left="0.913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38in" fo:text-indent="-0.25in" fo:margin-left="1.163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38in" fo:text-indent="-0.25in" fo:margin-left="1.413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38in" fo:text-indent="-0.25in" fo:margin-left="1.663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38in" fo:text-indent="-0.25in" fo:margin-left="1.913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38in" fo:text-indent="-0.25in" fo:margin-left="2.163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38in" fo:text-indent="-0.25in" fo:margin-left="2.413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38in" fo:text-indent="-0.25in" fo:margin-left="2.663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38in" fo:text-indent="-0.25in" fo:margin-left="2.9138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7.5</text:p>
      <text:p text:style-name="P2">Compute the following:</text:p>
      <text:list text:style-name="L1">
        <text:list-item>
          <text:p text:style-name="P3"><draw:frame draw:style-name="fr1" draw:name="Object1" text:anchor-type="as-char" svg:y="-0.3472in" svg:width="0.3264in" svg:height="0.431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"><draw:frame draw:style-name="fr1" draw:name="Object2" text:anchor-type="as-char" svg:y="-0.5709in" svg:width="0.3756in" svg:height="0.9201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"><draw:frame draw:style-name="fr1" draw:name="Object3" text:anchor-type="as-char" svg:y="-0.5709in" svg:width="0.7209in" svg:height="0.9201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4">Example 7.6</text:p>
      <text:p text:style-name="P5"/>
      <text:p text:style-name="P6">Find the following numbers:</text:p>
      <text:list text:style-name="L2">
        <text:list-item>
          <text:p text:style-name="P7">The number of permutations of 6 objects taken 2 at a time.</text:p>
        </text:list-item>
        <text:list-item>
          <text:p text:style-name="P7">The number of permutations of 14 objects taken 4 at a time.</text:p>
        </text:list-item>
        <text:list-item>
          <text:p text:style-name="P7">The number of permutations of 19 objects taken 3 at a time.</text:p>
        </text:list-item>
      </text:list>
      <text:p text:style-name="P4">Example 7.7</text:p>
      <text:list text:style-name="L3">
        <text:list-item>
          <text:p text:style-name="P8">A high school graduating class has 312 students. The top student is declared valedictorian, and the second-best is named salutatorian. How many possible outcomes are there for the valedictorian and salutatorian?</text:p>
        </text:list-item>
        <text:list-item>
          <text:p text:style-name="P8">The University Combinatorics Club has 3 officers: president, vice president, and treasurer. If there are 18 members of the club, how many ways are there to fill the officer position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 Main" svg:font-family="'MathJax Main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Access for free at https://openstax.org/books/contemporary-mathematics/pages/1-introduction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22:34:41.502000000</meta:creation-date>
    <dc:date>2024-10-19T22:46:37.923000000</dc:date>
    <meta:editing-duration>PT38S</meta:editing-duration>
    <meta:editing-cycles>1</meta:editing-cycles>
    <meta:document-statistic meta:table-count="0" meta:image-count="0" meta:object-count="3" meta:page-count="3" meta:paragraph-count="14" meta:word-count="123" meta:character-count="759" meta:non-whitespace-character-count="655"/>
    <meta:generator>LibreOffice/24.8.2.1$Windows_x86 LibreOffice_project/0f794b6e29741098670a3b95d60478a65d05ef13</meta:generator>
  </office:meta>
</office:document-meta>
</file>

<file path=Object 1/content.xml><?xml version="1.0" encoding="utf-8"?>
<math xmlns="http://www.w3.org/1998/Math/MathML" display="block">
  <semantics>
    <mrow>
      <mn>4</mn>
      <mo stretchy="false">!</mo>
    </mrow>
    <annotation encoding="StarMath 5.0">fact{4} </annotation>
  </semantics>
</math>
</file>

<file path=Object 2/content.xml><?xml version="1.0" encoding="utf-8"?>
<math xmlns="http://www.w3.org/1998/Math/MathML" display="block">
  <semantics>
    <mfrac>
      <mrow>
        <mn>8</mn>
        <mo stretchy="false">!</mo>
      </mrow>
      <mrow>
        <mn>6</mn>
        <mo stretchy="false">!</mo>
      </mrow>
    </mfrac>
    <annotation encoding="StarMath 5.0">{ fact{8} } over { fact{6} }</annotation>
  </semantics>
</math>
</file>

<file path=Object 3/content.xml><?xml version="1.0" encoding="utf-8"?>
<math xmlns="http://www.w3.org/1998/Math/MathML" display="block">
  <semantics>
    <mfrac>
      <mrow>
        <mn>9</mn>
        <mo stretchy="false">!</mo>
      </mrow>
      <mrow>
        <mrow>
          <mn>3</mn>
          <mo stretchy="false">!</mo>
        </mrow>
        <mrow>
          <mn>4</mn>
          <mo stretchy="false">!</mo>
        </mrow>
      </mrow>
    </mfrac>
    <annotation encoding="StarMath 5.0">{  fact{9} } over { fact3 fact4 }</annotation>
  </semantics>
</math>
</file>